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Text_20_body">
      <style:paragraph-properties fo:margin-left="0cm" fo:margin-right="0cm" fo:text-indent="0cm" style:auto-text-indent="false"/>
    </style:style>
    <style:style style:name="P3" style:family="paragraph" style:parent-style-name="Heading_20_3">
      <style:paragraph-properties fo:margin-left="0cm" fo:margin-right="0cm" fo:margin-top="0.476cm" fo:margin-bottom="0.212cm" style:contextual-spacing="false" fo:line-height="125%" fo:text-indent="0cm" style:auto-text-indent="false"/>
      <style:text-properties fo:font-weight="bold"/>
    </style:style>
    <style:style style:name="P4" style:family="paragraph" style:parent-style-name="Text_20_body">
      <style:paragraph-properties fo:margin-left="0cm" fo:margin-right="0cm" fo:line-height="140%" fo:text-indent="0cm" style:auto-text-indent="false"/>
    </style:style>
    <style:style style:name="T1" style:family="text">
      <style:text-properties fo:font-family="Consolas, 'Courier New', monospace, Menlo, Monaco, 'Courier New', monospac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xplicação Detalhada do Projeto de Análise de Dados do Teste Sternberg</text:h>
      <text:p text:style-name="P2">Este projeto implementa um sistema completo e automatizado para análise de dados experimentais do teste Sternberg, um paradigma fundamental em psicologia cognitiva que mede a memória de trabalho e velocidade de processamento. O sistema foi desenvolvido para processar dados coletados em três momentos temporais distintos (T0, T1 e T2) e extrair métricas robustas de performance cognitiva.</text:p>
      <text:h text:style-name="P3" text:outline-level="3">Visão Geral do Sistema</text:h>
      <text:p text:style-name="P2">O projeto funciona como um pipeline sequencial de três etapas, cada uma executada por um script Python especializado. O primeiro script consolida dados brutos de múltiplos participantes e momentos temporais, o segundo calcula métricas detalhadas de performance, e o terceiro realiza análises estatísticas avançadas para identificar mudanças significativas ao longo do tempo.</text:p>
      <text:h text:style-name="P3" text:outline-level="3">Estrutura dos Dados de Entrada</text:h>
      <text:p text:style-name="P4">Os dados brutos são organizados em arquivos CSV individuais na pasta <text:span text:style-name="T1">data/</text:span>, seguindo uma nomenclatura padronizada: <text:span text:style-name="T1">T{M}_{ID}_sternberg.csv</text:span>, onde <text:span text:style-name="T1">{M}</text:span> representa o momento temporal (0, 1 ou 2) e <text:span text:style-name="T1">{ID}</text:span> é o identificador único do participante. Cada arquivo contém nove variáveis fundamentais: identificador do participante (subNum), tamanho do conjunto de memória (length), número do trial, conjunto de letras apresentado (set), estímulo testado (stim), classificação do estímulo como alvo ou distrator (targetfoil), resposta do participante (resp), correção da resposta (corr), e tempo de resposta em milissegundos (rt).</text:p>
      <text:h text:style-name="P3" text:outline-level="3">Primeira Etapa: Consolidação de Dados (combine_sternberg_data.py)</text:h>
      <text:p text:style-name="P4">O script <text:span text:style-name="T1">combine_sternberg_data.py</text:span> é responsável pela primeira etapa do pipeline, que é a consolidação e organização dos dados brutos. Este script implementa um algoritmo inteligente de processamento que começa com a extração automática de metadados a partir dos nomes dos arquivos. Utilizando expressões regulares, o sistema identifica automaticamente o ID do participante e o número do teste, criando uma estrutura hierárquica que organiza os arquivos por participante e momento temporal.O processo de consolidação é particularmente sofisticado porque verifica a integridade dos dados, garantindo que cada participante tenha dados para todos os três momentos temporais. Quando um participante está incompleto, o sistema gera avisos apropriados, mas continua processando os dados disponíveis. A consolidação é feita horizontalmente, combinando as colunas dos três testes lado a lado, o que mantém a estrutura temporal intacta e facilita análises posteriores.Um aspecto importante desta etapa é a prefixação sistemática das colunas. Cada coluna recebe um prefixo (T0_, T1_, T2_) que indica claramente a <text:soft-page-break/>qual momento temporal pertence. Isso resulta em um arquivo consolidado com 27 colunas (9 colunas × 3 momentos), organizadas sequencialmente de forma lógica. O sistema também implementa conversão inteligente de tipos de dados, convertendo colunas numéricas para tipos apropriados, incluindo suporte para valores NaN através do tipo Int64.</text:p>
      <text:h text:style-name="P3" text:outline-level="3">Segunda Etapa: Cálculo de Métricas (analises.py)</text:h>
      <text:p text:style-name="P4">O script <text:span text:style-name="T1">analises.py</text:span> representa o coração analítico do sistema, responsável por calcular um conjunto abrangente de métricas de performance para cada participante nos três momentos temporais. Este script processa os arquivos consolidados da etapa anterior e gera um total de 81 métricas por participante, organizadas em três categorias principais: tempo de resposta (RT), precisão (accuracy) e slope de memória.Na categoria de tempo de resposta, o sistema calcula métricas em múltiplos níveis de granularidade. O RT total representa a média aritmética de todos os trials válidos para cada momento temporal. O RT por tamanho do conjunto é calculado separadamente para conjuntos de 2, 4 e 6 itens, permitindo análise da relação entre carga de memória e velocidade de processamento. O sistema também separa respostas corretas e incorretas, calculando RT médio para cada tipo, o que é crucial para entender se erros estão associados a respostas mais rápidas ou mais lentas.A análise de precisão é igualmente detalhada, incluindo precisão total por momento temporal, precisão por tamanho do conjunto, e precisão por tipo de estímulo (alvo vs. distrator). O sistema implementa análises combinadas, calculando precisão para alvos e distratores em cada tamanho de conjunto, o que permite identificar padrões específicos de performance.O cálculo do slope de memória é particularmente sofisticado, implementando regressão linear para modelar a relação entre tempo de resposta e tamanho do conjunto. O sistema filtra apenas respostas corretas para este cálculo, garantindo que o slope reflita a eficiência real da memória de trabalho. A inclinação da regressão (β₁) representa o custo adicional em milissegundos por item adicional no conjunto, uma métrica fundamental para avaliar a eficiência da memória.</text:p>
      <text:h text:style-name="P3" text:outline-level="3">Terceira Etapa: Análise Estatística (anova.py)</text:h>
      <text:p text:style-name="P4">O script <text:span text:style-name="T1">anova.py</text:span> implementa análises estatísticas avançadas para identificar diferenças significativas entre os três momentos temporais. Este script utiliza a biblioteca <text:span text:style-name="T1">pingouin</text:span> para realizar ANOVAs de medidas repetidas robustas, que são estatisticamente apropriadas para dados longitudinais com o mesmo participante testado em múltiplos momentos.A metodologia estatística implementada segue padrões rigorosos da psicologia cognitiva. O design utiliza ANOVA de medidas repetidas com fator within-subjects (tempo: T0, T1, T2), que é estatisticamente mais poderoso que análises entre-grupos para dados longitudinais. O sistema identifica automaticamente variáveis com padrão T0/T1/T2, analisando simultaneamente todas as variáveis disponíveis sem necessidade de configuração manual.Para cada variável analisada, o sistema calcula estatísticas <text:soft-page-break/>completas incluindo F-value, p-value, e partial eta squared (η²p). O F-value indica a magnitude da diferença entre os momentos temporais, enquanto o p-value determina a significância estatística usando o padrão α = 0.05. O partial eta squared é particularmente importante, pois representa o tamanho do efeito padronizado, permitindo interpretação da magnitude prática das diferenças.O sistema classifica automaticamente o tamanho do efeito em três categorias: pequeno (η²p &lt; 0.06), médio (0.06 ≤ η²p &lt; 0.14), e grande (η²p ≥ 0.14), seguindo convenções estabelecidas na literatura científica. Esta classificação é crucial para interpretação dos resultados, pois diferenças estatisticamente significativas podem ter tamanhos de efeito pequenos e, portanto, relevância prática limitada.</text:p>
      <text:h text:style-name="P3" text:outline-level="3">Arquitetura Técnica e Implementação</text:h>
      <text:p text:style-name="P2">A implementação técnica do sistema segue princípios de engenharia de software modernos. A arquitetura é modular, com cada script possuindo responsabilidades específicas e bem definidas. As funções auxiliares são compartilhadas entre módulos quando apropriado, promovendo reutilização de código e manutenibilidade.O sistema utiliza bibliotecas Python robustas e bem estabelecidas: pandas para manipulação de dados tabulares, numpy para operações numéricas, pingouin para análises estatísticas avançadas, openpyxl para exportação Excel, e pathlib para manipulação de caminhos multiplataforma. Esta escolha de dependências garante compatibilidade, performance e funcionalidade robusta.</text:p>
      <text:h text:style-name="P3" text:outline-level="3">Produtos e Resultados</text:h>
      <text:p text:style-name="P4">O sistema gera três tipos principais de arquivos de saída. Os arquivos consolidados na pasta <text:span text:style-name="T1">dados_sternberg_combinados/</text:span> contêm dados dos três momentos temporais organizados horizontalmente, facilitando análises subsequentes. O arquivo <text:span text:style-name="T1">analises.csv</text:span> contém todas as métricas calculadas, com uma linha por participante e 81 colunas de métricas, organizadas logicamente por categoria e momento temporal.O relatório estatístico final é exportado como arquivo Excel com múltiplas abas. A planilha principal contém resultados das ANOVAs para todas as variáveis, incluindo estatísticas F, p-values, e tamanhos de efeito. Planilhas separadas fornecem estatísticas descritivas detalhadas para cada variável, permitindo análise exploratória adiciona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4T12:44:04.798005200</meta:creation-date>
    <dc:date>2025-08-24T12:44:33.212838400</dc:date>
    <meta:editing-duration>PT30S</meta:editing-duration>
    <meta:editing-cycles>1</meta:editing-cycles>
    <meta:document-statistic meta:table-count="0" meta:image-count="0" meta:object-count="0" meta:page-count="3" meta:paragraph-count="16" meta:word-count="1111" meta:character-count="7998" meta:non-whitespace-character-count="6912"/>
    <meta:generator>LibreOffice/25.2.5.2$Windows_X86_64 LibreOffice_project/03d19516eb2e1dd5d4ccd751a0d6f35f35e08022</meta:generator>
  </office:meta>
</office:document-meta>
</file>